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 style:snap-to-layout-grid="false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0335in" style:type="center"/>
        </style:tab-stops>
      </style:paragraph-properties>
    </style:style>
    <style:style style:name="P6" style:family="paragraph" style:parent-style-name="Standard" style:list-style-name="WW8Num1">
      <style:paragraph-properties fo:margin-left="0.75in" fo:margin-right="-0.0008in" fo:text-align="justify" style:justify-single-word="false" fo:text-indent="-0.25in" style:auto-text-indent="false"/>
    </style:style>
    <style:style style:name="P7" style:family="paragraph" style:parent-style-name="Standard" style:list-style-name="WW8Num1">
      <style:paragraph-properties fo:text-align="justify" style:justify-single-word="false"/>
    </style:style>
    <style:style style:name="P8" style:family="paragraph" style:parent-style-name="Standard">
      <style:paragraph-properties fo:margin-left="0.4917in" fo:margin-right="-0.0008in" fo:text-align="justify" style:justify-single-word="false" fo:text-indent="0in" style:auto-text-indent="false"/>
    </style:style>
    <style:style style:name="P9" style:family="paragraph" style:parent-style-name="Standard">
      <style:paragraph-properties fo:margin-left="0in" fo:margin-right="-0.0008in" fo:text-align="justify" style:justify-single-word="false" fo:text-indent="0in" style:auto-text-indent="false"/>
    </style:style>
    <style:style style:name="P10" style:family="paragraph" style:parent-style-name="Standard">
      <style:paragraph-properties fo:margin-left="0.4917in" fo:margin-right="0in" fo:text-align="justify" style:justify-single-word="false" fo:text-indent="0in" style:auto-text-indent="false"/>
    </style:style>
    <style:style style:name="P11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0.75in"/>
        </style:tab-stops>
      </style:paragraph-properties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text-align="justify" style:justify-single-word="false"/>
      <style:text-properties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/>
    </style:style>
    <style:style style:name="T4" style:family="text">
      <style:text-properties fo:font-weight="bold" fo:background-color="#ffff00" loext:char-shading-value="0" style:font-weight-asian="bold"/>
    </style:style>
    <style:style style:name="T5" style:family="text">
      <style:text-properties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style:font-weight-complex="bold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Лабораторная работа №</text:span><text:span text:style-name="T7">1</text:span><text:span text:style-name="T2">.</text:span></text:p>
      <text:p text:style-name="P1"><text:span text:style-name="T5">Работа с базами данных, </text:span>использование <text:span text:style-name="T6">API</text:span> <text:span text:style-name="T6">JDBC</text:span></text:p>
      <text:p text:style-name="P2"/>
      <text:p text:style-name="P2">Часть 1</text:p>
      <text:p text:style-name="P3"><text:span text:style-name="T5">1. Спроектировать базу данных для своего варианта задания. Таблицы БД должны быть во 2 нормальной форме. Для работы с БД </text:span>рекомендуется использовать СУБД MySQL.</text:p>
      <text:p text:style-name="P3"><text:span text:style-name="T5">2.</text:span> <text:span text:style-name="T5">Организовать соединение с базой данных: создать </text:span><text:span text:style-name="T8">Java</text:span><text:span text:style-name="T5">-класс, реализующий работу с </text:span><text:span text:style-name="T8">connection</text:span><text:span text:style-name="T5"> (</text:span><text:span text:style-name="T8">JdbcConnector</text:span><text:span text:style-name="T5">).</text:span></text:p>
      <text:p text:style-name="P3"><text:span text:style-name="T5">3. </text:span>При организации доступа к БД использовать шаблон Data Access Object. <text:span text:style-name="T5">Создать </text:span><text:span text:style-name="T8">DAO</text:span><text:span text:style-name="T5"> классы для выполнения запросов на извлечение информации из БД (использовать </text:span><text:span text:style-name="T8">PreparedStatement</text:span><text:span text:style-name="T5">) и добавление информации. Подготовленные </text:span><text:span text:style-name="T8">SQL</text:span><text:span text:style-name="T5"> запросы хранить в виде констант в соответствующем </text:span><text:span text:style-name="T8">DAO</text:span><text:span text:style-name="T5"> классе.</text:span></text:p>
      <text:p text:style-name="P3"><text:span text:style-name="T5">4. Использовать файл ресурсов </text:span><text:span text:style-name="T8">database</text:span><text:span text:style-name="T5">.</text:span><text:span text:style-name="T8">properties</text:span><text:span text:style-name="T5">, в котором хранить параметры доступа к БД. <text:s/></text:span></text:p>
      <text:p text:style-name="P16"/>
      <text:p text:style-name="P15">Взаимодействие пользователя с приложением организовать в консольном виде.</text:p>
      <text:p text:style-name="P15"/>
      <text:p text:style-name="P2">Часть 2</text:p>
      <text:p text:style-name="P3"><text:span text:style-name="T5">1. Создать класс (</text:span><text:span text:style-name="T8">ConnectionPool</text:span><text:span text:style-name="T5">), реализующий пул соединений, хранящихся в коллекции и предоставляемых повторно. Обеспечить потокобезопасность пула. Заменить класс </text:span><text:span text:style-name="T8">JdbcConnector</text:span><text:span text:style-name="T5"> на </text:span><text:span text:style-name="T8">ConnectionPool</text:span><text:span text:style-name="T5">.</text:span></text:p>
      <text:p text:style-name="P3"><text:span text:style-name="T5">2. Продумать обработку исключений, выбрасываемых в пуле и классах </text:span><text:span text:style-name="T8">DAO</text:span><text:span text:style-name="T5">. </text:span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Срок выдачи задания:</text:p>
          </table:table-cell>
          <table:table-cell table:style-name="Table1.A1" office:value-type="string">
            <text:p text:style-name="P3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3">12 группа</text:p>
          </table:table-cell>
          <table:table-cell table:style-name="Table1.A1" office:value-type="string">
            <text:p text:style-name="P3"><text:span text:style-name="T6">07</text:span>.02.<text:span text:style-name="T6">22</text:span> </text:p>
          </table:table-cell>
          <table:table-cell table:style-name="Table1.A1" office:value-type="string">
            <text:p text:style-name="P5"><text:span text:style-name="T6">1 </text:span>часть</text:p>
            <text:p text:style-name="P5">1<text:span text:style-name="T6">4</text:span>.02.<text:span text:style-name="T6">22</text:span></text:p>
            <text:p text:style-name="P5">2<text:span text:style-name="T6"> </text:span>часть</text:p>
            <text:p text:style-name="P5"><text:span text:style-name="T6">21</text:span>.02.<text:span text:style-name="T6">22</text:span><text:tab/></text:p>
          </table:table-cell>
        </table:table-row>
        <table:table-row table:style-name="Table1.1">
          <table:table-cell table:style-name="Table1.A1" office:value-type="string">
            <text:p text:style-name="P3">13 группа</text:p>
          </table:table-cell>
          <table:table-cell table:style-name="Table1.A1" office:value-type="string">
            <text:p text:style-name="P3"><text:span text:style-name="T6">07</text:span>.02.<text:span text:style-name="T6">22</text:span></text:p>
          </table:table-cell>
          <table:table-cell table:style-name="Table1.A1" office:value-type="string">
            <text:p text:style-name="P5"><text:span text:style-name="T6">1 </text:span>часть</text:p>
            <text:p text:style-name="P5">1<text:span text:style-name="T6">4</text:span>.02.<text:span text:style-name="T6">22</text:span></text:p>
            <text:p text:style-name="P5">2<text:span text:style-name="T6"> </text:span>часть</text:p>
            <text:p text:style-name="P3"><text:span text:style-name="T6">21</text:span>.02.<text:span text:style-name="T6">22</text:span></text:p>
          </table:table-cell>
        </table:table-row>
      </table:table>
      <text:p text:style-name="P3"/>
      <text:p text:style-name="P16"/>
      <text:p text:style-name="P16"/>
      <text:p text:style-name="P3">Номер варианта согласовывается с преподавателем</text:p>
      <text:p text:style-name="P3"/>
      <text:p text:style-name="P3">Максимальное количество баллов за работу – 40. </text:p>
      <text:p text:style-name="P3"/>
      <text:p text:style-name="P3">Номер окончательной версии:</text:p>
      <text:p text:style-name="P3">1 версия – коэффициент 1, 2 версия – коэффициент 0,6, 3 версия – коэффициент 0,4.</text:p>
      <text:p text:style-name="P3">Дата сдачи</text:p>
      <text:p text:style-name="P3">До указанной даты – коэффициент 1, до 25.02 – коэффициент 0,6, позже <text:s/>– коэффициент 0,4.</text:p>
      <text:p text:style-name="P3"/>
      <text:p text:style-name="P3">Варианты:</text:p>
      <text:list xml:id="list366613869" text:style-name="WW8Num1">
        <text:list-item>
          <text:p text:style-name="P6"><text:span text:style-name="T1">Факультатив</text:span>. Существует перечень <text:span text:style-name="T1">Курсов, </text:span>за каждым из которых закреплен один <text:span text:style-name="T1">Преподаватель</text:span>. <text:span text:style-name="T1">Студент</text:span> записывается на один или несколько <text:span text:style-name="T1">Курсов</text:span>, данные о регистрации сохраняются. По окончании обучения <text:span text:style-name="T1">Преподаватель</text:span> выставляет <text:span text:style-name="T1">Студенту</text:span> оценку, которая сохраняется в <text:span text:style-name="T1">Архиве</text:span>.</text:p>
        </text:list-item>
      </text:list>
      <text:p text:style-name="P8">Вывести информацию о количестве студентов записавшихся на заданный курс.</text:p>
      <text:p text:style-name="P8">Вывести фамилии преподавателей, ведущих более одного курса.</text:p>
      <text:p text:style-name="P8">Вывести информацию об оценках заданного студента.</text:p>
      <text:p text:style-name="P8">Открыть новый курс, назначить дату начала занятий курса.</text:p>
      <text:p text:style-name="P9"/>
      <text:list xml:id="list161844375603497" text:continue-numbering="true" text:style-name="WW8Num1">
        <text:list-item>
          <text:p text:style-name="P7"><text:soft-page-break/><text:span text:style-name="T1">Платежи. Администратор</text:span> отвечает за ведение каталога <text:span text:style-name="T1">Счетов</text:span> в банке. <text:span text:style-name="T1">Клиент</text:span> имеет одну или несколько <text:span text:style-name="T1">Кредитных</text:span> <text:span text:style-name="T1">Карт (КК), </text:span>каждая из которых соответствует некоторому <text:span text:style-name="T1">Счету</text:span>. <text:span text:style-name="T1">Клиент</text:span> может при помощи <text:span text:style-name="T1">КК</text:span> сделать <text:span text:style-name="T1">Платеж</text:span> на другой <text:span text:style-name="T1">Счет</text:span>, аннулировать <text:span text:style-name="T1">Счет</text:span>. </text:p>
        </text:list-item>
      </text:list>
      <text:p text:style-name="P10">Вывести информацию о счетах заданного клиента.</text:p>
      <text:p text:style-name="P10">Вывести сумму платежей заданного клиента за указанный период.</text:p>
      <text:p text:style-name="P10">Вывести сумму на счете заданного клиента.</text:p>
      <text:p text:style-name="P10">Сделать платеж на другой счет; аннулировать счет.</text:p>
      <text:p text:style-name="P3"/>
      <text:list xml:id="list161842590260402" text:continue-numbering="true" text:style-name="WW8Num1">
        <text:list-item>
          <text:p text:style-name="P7"><text:span text:style-name="T1">Больница</text:span>. <text:span text:style-name="T1">Врач</text:span> регистрирует поступившего <text:span text:style-name="T1">Пациента, </text:span>определяет предварительный диагноз. <text:span text:style-name="T1">Врач</text:span> может сделать назначение <text:span text:style-name="T1">Пациенту</text:span> (процедуры, лекарства, операции), регистрируя его в <text:span text:style-name="T1">Листе назначений</text:span>. <text:span text:style-name="T1">Пациент</text:span> может просмотреть список своих назначений. <text:span text:style-name="T1">Пациент</text:span> может быть выписан из <text:span text:style-name="T1">Больницы</text:span>.</text:p>
        </text:list-item>
      </text:list>
      <text:p text:style-name="P10">Вывести информацию обо всех пациентах заданного врача.</text:p>
      <text:p text:style-name="P10">Вывести информацию о диагнозе заданного пациента.</text:p>
      <text:p text:style-name="P10">Вывести информацию обо всех назначениях заданного пациента.</text:p>
      <text:p text:style-name="P10">Сделать назначение пациенту, выписать пациента.</text:p>
      <text:p text:style-name="P3"/>
      <text:list xml:id="list161843642242317" text:continue-numbering="true" text:style-name="WW8Num1">
        <text:list-item>
          <text:p text:style-name="P7"><text:span text:style-name="T1">Вступительные экзамены</text:span>. <text:span text:style-name="T1">Абитуриент</text:span> регистрируется на один из <text:span text:style-name="T1">Факультетов</text:span> с фиксированным планом набора, сдает экзамены<text:span text:style-name="T1"> </text:span>по соответствующим <text:span text:style-name="T1">Предметам</text:span>. Результаты экзаменов <text:span text:style-name="T1">Администратором</text:span> регистрируются в <text:span text:style-name="T1">Ведомости</text:span>. Система подсчитывает средний балл и определяет <text:span text:style-name="T1">Абитуриентов</text:span>, зачисленных в учебное заведение.</text:p>
        </text:list-item>
      </text:list>
      <text:p text:style-name="P10">Вывести информацию обо всех абитуриентах, зарегистрировавшихся на факультет.</text:p>
      <text:p text:style-name="P10">Вывести информацию об абитуриентах, со средним баллом выше среднего по заданному факультету.</text:p>
      <text:p text:style-name="P10">Вывести информацию о среднем балле по заданному факультету.</text:p>
      <text:p text:style-name="P10">Зарегистрировать нового абитуриента, зафиксировать результаты сдачи экзамена по предмету.</text:p>
      <text:p text:style-name="P3"/>
      <text:list xml:id="list161843386744802" text:continue-numbering="true" text:style-name="WW8Num1">
        <text:list-item>
          <text:p text:style-name="P7"><text:span text:style-name="T1">Библиотека</text:span>. <text:span text:style-name="T1">Читатель</text:span> имеет возможность осуществлять поиск <text:span text:style-name="T1">Книг</text:span> в <text:span text:style-name="T1">Каталоге</text:span>. <text:span text:style-name="T1">Книга</text:span> может присутствовать в <text:span text:style-name="T1">Библиотеке</text:span> в одном или нескольких экземплярах. <text:span text:style-name="T1">Библиотекарь</text:span> выдает <text:span text:style-name="T1">Читателю</text:span> <text:span text:style-name="T1">Книгу</text:span>, регистрируя это в <text:span text:style-name="T1">Формуляре</text:span>. </text:p>
        </text:list-item>
      </text:list>
      <text:p text:style-name="P10">Вывести информацию о наличии свободных экземпляров заданной книги.</text:p>
      <text:p text:style-name="P10">Вывести информацию о читателях, которые имеют задолженность более 1 месяца.</text:p>
      <text:p text:style-name="P10">Вывести информацию о книгах заданного автора.</text:p>
      <text:p text:style-name="P10">Выдать книгу читателю, списать экземпляр книги.</text:p>
      <text:p text:style-name="P3"/>
      <text:list xml:id="list161842801738730" text:continue-numbering="true" text:style-name="WW8Num1">
        <text:list-item>
          <text:p text:style-name="P7"><text:span text:style-name="T1">Конструкторское бюро</text:span>. <text:span text:style-name="T1">Заказчик</text:span> представляет <text:span text:style-name="T1">Техническое Задание (ТЗ)</text:span>, в котором перечислен перечень <text:span text:style-name="T1">Работ</text:span> с указанием квалификации и количества требуемых специалистов. <text:span text:style-name="T1">Администратор</text:span> рассматривает <text:span text:style-name="T1">ТЗ</text:span> и оформляет <text:span text:style-name="T1">Проект</text:span>, назначая на него незанятых <text:span text:style-name="T1">Работников</text:span> требуемой квалификации, после чего рассчитывается стоимость <text:span text:style-name="T1">Проекта</text:span> и <text:span text:style-name="T1">Заказчику</text:span> выставляется <text:span text:style-name="T1">Счет</text:span> из расчета заработной платы назначенных специалистов.</text:p>
        </text:list-item>
      </text:list>
      <text:p text:style-name="P10">Вывести информацию обо всех заданиях указанного заказчика.</text:p>
      <text:p text:style-name="P10">Вывести информацию о требуемых специалистах указанного задания.</text:p>
      <text:p text:style-name="P10">Назначить в проект работников.</text:p>
      <text:p text:style-name="P10">Вывести информацию о неоплаченных проектах.</text:p>
      <text:p text:style-name="P3"/>
      <text:list xml:id="list161843914203979" text:continue-numbering="true" text:style-name="WW8Num1">
        <text:list-item>
          <text:p text:style-name="P7"><text:span text:style-name="T1">Телефонная станция</text:span>. <text:span text:style-name="T1">Администратор</text:span> осуществляет подключение <text:span text:style-name="T1">Абонентов</text:span>. <text:span text:style-name="T1">Абонент</text:span> <text:s/>может выбрать одну или несколько из предоставляемых <text:span text:style-name="T1">Услуг</text:span>. <text:span text:style-name="T1">Абонент</text:span> <text:s/>оплачивает <text:span text:style-name="T1">Счет</text:span> за разговоры и <text:span text:style-name="T1">Услуги</text:span>. <text:span text:style-name="T1">Администратор</text:span> может просмотреть список неоплаченных <text:span text:style-name="T1">Счетов</text:span> и заблокировать <text:span text:style-name="T1">Абонента</text:span>.</text:p>
        </text:list-item>
      </text:list>
      <text:p text:style-name="P10"><text:soft-page-break/>Вывести информацию об услугах, используемых заданным абонентом.</text:p>
      <text:p text:style-name="P10">Вывести счет заданного абонента.</text:p>
      <text:p text:style-name="P10">Вывести список доступных услуг.</text:p>
      <text:p text:style-name="P10">Оплатить счет, заблокировать абонента.</text:p>
      <text:p text:style-name="P3"/>
      <text:list xml:id="list161844367602333" text:continue-numbering="true" text:style-name="WW8Num1">
        <text:list-item>
          <text:p text:style-name="P7"><text:span text:style-name="T1">Автобаза</text:span>. <text:span text:style-name="T1">Диспетчер</text:span> распределяет <text:span text:style-name="T1">Заявки</text:span> на <text:span text:style-name="T1">Рейсы </text:span>между <text:span text:style-name="T1">Водителями, </text:span>за каждым из которых закреплен свой<text:span text:style-name="T1"> Автомобиль</text:span>. На <text:span text:style-name="T1">Рейс</text:span> может быть назначен <text:span text:style-name="T1">Автомобиль</text:span>, находящийся в исправном состоянии и характеристики которого соответствуют <text:span text:style-name="T1">Заявке.</text:span> <text:span text:style-name="T1">Водитель</text:span> делает отметку о выполнении <text:span text:style-name="T1">Рейса</text:span> и состоянии <text:span text:style-name="T1">Автомобиля</text:span>. </text:p>
        </text:list-item>
      </text:list>
      <text:p text:style-name="P10">Вывести список рейсов.</text:p>
      <text:p text:style-name="P10">Вывести информацию обо всех рейсах заданного водителя.</text:p>
      <text:p text:style-name="P10">Вывести список автомобилей, находящихся в ремонте.</text:p>
      <text:p text:style-name="P10">Назначить водителя на рейс, поставить автомобиль на ремонт.</text:p>
      <text:p text:style-name="P3"/>
      <text:list xml:id="list161843289362102" text:continue-numbering="true" text:style-name="WW8Num1">
        <text:list-item>
          <text:p text:style-name="P7"><text:span text:style-name="T1">Интернет-магазин</text:span>. <text:span text:style-name="T1">Администратор</text:span> осуществляет ведение каталога <text:span text:style-name="T1">Товаров</text:span>. <text:span text:style-name="T1">Клиент</text:span> формирует <text:span text:style-name="T1">Заказ</text:span> на произвольный перечень <text:span text:style-name="T1">Товаров</text:span>. <text:span text:style-name="T1">Администратор</text:span> просматривает список сделанных Заказов, определяет время <text:span text:style-name="T1">Доставки Товара</text:span>, регистрирует оплату по факту <text:span text:style-name="T1">Доставки. </text:span></text:p>
        </text:list-item>
      </text:list>
      <text:p text:style-name="P10">Вывести информацию обо всех заказах заданного клиента.</text:p>
      <text:p text:style-name="P10">Вывести информацию о заказах, которые должны быть выполнены к заданному сроку.</text:p>
      <text:p text:style-name="P10">Вывести список заказов, доставка которых задержана.</text:p>
      <text:p text:style-name="P10">Сделать заказ, зарегистрировать оплату заказа.</text:p>
      <text:p text:style-name="P3"/>
      <text:p text:style-name="P11"/>
      <text:list xml:id="list161843379882490" text:continue-numbering="true" text:style-name="WW8Num1">
        <text:list-item>
          <text:p text:style-name="P7">Система <text:span text:style-name="T1">Ресторан</text:span>. <text:span text:style-name="T1">Клиент</text:span> осуществляет заказ из <text:span text:style-name="T1">Меню</text:span>. <text:span text:style-name="T1">Администратор</text:span> подтверждает <text:span text:style-name="T1">Заказ</text:span> и отправляет его на кухню для исполнения. <text:span text:style-name="T1">Администратор</text:span> выставляет <text:span text:style-name="T1">Счет</text:span>. <text:span text:style-name="T1">Клиент</text:span> производит его оплату.</text:p>
        </text:list-item>
      </text:list>
      <text:p text:style-name="P11">Вывести информацию обо всех заказах клиента.</text:p>
      <text:p text:style-name="P11">Вывести информацию о меню.</text:p>
      <text:p text:style-name="P11">Вывести информацию о подтвержденных заказах.</text:p>
      <text:p text:style-name="P11">Сделать заказ, оплатить заказ.</text:p>
      <text:p text:style-name="P11"/>
      <text:p text:style-name="P3"/>
      <text:list xml:id="list161843685358901" text:continue-numbering="true" text:style-name="WW8Num1">
        <text:list-item>
          <text:p text:style-name="P7"><text:span text:style-name="T1">Авиакомпания.</text:span>. <text:span text:style-name="T1">Администратор</text:span> осуществляет назначение <text:span text:style-name="T1">Самолета </text:span>на<text:span text:style-name="T1"> Рейс</text:span> с учетом вместимости и дальности полета и назначает на <text:span text:style-name="T1">Рейс</text:span> одну из летных <text:span text:style-name="T1">Бригад. Бригада </text:span>формируется<text:span text:style-name="T1"> Командиром </text:span>и состоит из<text:span text:style-name="T1"> </text:span>пилотов, штурмана, радиста, стюардесс. <text:span text:style-name="T1">Администратор</text:span> может отменить <text:span text:style-name="T1">Рейс</text:span> из-за погодных условий, либо изменить в полете <text:span text:style-name="T1">Аэропорт</text:span> назначения из-за технических неисправностей.</text:p>
        </text:list-item>
      </text:list>
      <text:p text:style-name="P10">Вывести информацию о бригаде заданного рейса.</text:p>
      <text:p text:style-name="P10">Вывести список всех рейсов.</text:p>
      <text:p text:style-name="P10">Изменить аэропорт назначения рейса, отменить рейс.</text:p>
      <text:p text:style-name="P10">Вывести информацию о задержанных рейсах.</text:p>
      <text:p text:style-name="P3"/>
      <text:list xml:id="list161844619471277" text:continue-numbering="true" text:style-name="WW8Num1">
        <text:list-item>
          <text:p text:style-name="P7"><text:span text:style-name="T1">Периодические издания</text:span>. <text:span text:style-name="T1">Администратор</text:span> осуществляет ведение каталога периодических <text:span text:style-name="T1">Изданий</text:span>. <text:span text:style-name="T1">Читатель</text:span> может оформить <text:span text:style-name="T1">Подписку</text:span>, предварительно выбрав периодические <text:span text:style-name="T1">Издания</text:span> из списка. Система подсчитывает сумму для оплаты и регистрирует <text:span text:style-name="T1">Платеж</text:span></text:p>
        </text:list-item>
      </text:list>
      <text:p text:style-name="P10">Вывести список всех изданий.</text:p>
      <text:p text:style-name="P10">Вывести список изданий заданного читателя.</text:p>
      <text:p text:style-name="P10">Вывести список неоплаченных подписок.</text:p>
      <text:p text:style-name="P10">Провести платеж, зарегистрировать издание.</text:p>
      <text:p text:style-name="P10"/>
      <text:p text:style-name="P3"><text:soft-page-break/></text:p>
      <text:list xml:id="list161844006800138" text:continue-numbering="true" text:style-name="WW8Num1">
        <text:list-item>
          <text:p text:style-name="P7"><text:span text:style-name="T1">Заказ гостиницы</text:span>. <text:span text:style-name="T1">Клиент</text:span> заполняет <text:span text:style-name="T1">Заявку</text:span>, указывая количество мест в номере, класс апартаментов и время пребывания. <text:span text:style-name="T1">Администратор</text:span> просматривает поступившую <text:span text:style-name="T1">Заявку</text:span>, выделяет наиболее подходящий из доступных <text:span text:style-name="T1">Номеров</text:span>, после чего система выставляет <text:span text:style-name="T1">Счет</text:span> <text:span text:style-name="T1">Клиенту</text:span>. Оплата <text:span text:style-name="T1">Счета</text:span> <text:span text:style-name="T1">Клиентом</text:span> регистрируется системой, также <text:span text:style-name="T1">Администратор</text:span> может просмотреть неоплаченные <text:span text:style-name="T1">Счета</text:span>.</text:p>
        </text:list-item>
      </text:list>
      <text:p text:style-name="P10">Вывести список свободных номеров заданного класса.</text:p>
      <text:p text:style-name="P10">Вывести список неоплаченных счетов.</text:p>
      <text:p text:style-name="P10">Забронировать номер, выставить счет клиенту.</text:p>
      <text:p text:style-name="P10">Вывести список заявок.</text:p>
      <text:p text:style-name="P3"/>
      <text:list xml:id="list161843151686409" text:continue-numbering="true" text:style-name="WW8Num1">
        <text:list-item>
          <text:p text:style-name="P7"><text:span text:style-name="T4">Жилищно-коммунальные услуги</text:span><text:span text:style-name="T10">.</text:span> <text:span text:style-name="T1">Квартиросъемщик</text:span> отправляет <text:span text:style-name="T1">Заявку</text:span>, в которой указывает род работ, масштаб, и желаемое время выполнения. <text:span text:style-name="T1">Диспетчер</text:span> рассматривает <text:span text:style-name="T1">Заявку</text:span> и назначает <text:span text:style-name="T1">Рабочего</text:span> соответствующего профиля, регистрируя назначение в <text:span text:style-name="T1">Плане работ</text:span>. <text:span text:style-name="T1">Диспетчер</text:span> может отклонить <text:span text:style-name="T1">Заявку</text:span>, в случае занятости всех <text:span text:style-name="T1">Рабочих</text:span>. <text:s/></text:p>
        </text:list-item>
      </text:list>
      <text:p text:style-name="P12">Вывести список заявок.</text:p>
      <text:p text:style-name="P12">Вывести список рабочих, выполняющих заданную работу.</text:p>
      <text:p text:style-name="P12">Вывести список просроченных заявок.</text:p>
      <text:p text:style-name="P12">Назначить рабочего на выполнение работы, отклонить заявку.</text:p>
      <text:p text:style-name="P12"/>
      <text:list xml:id="list161843731528673" text:continue-numbering="true" text:style-name="WW8Num1">
        <text:list-item>
          <text:p text:style-name="P7"><text:span text:style-name="T1">Прокат</text:span> <text:span text:style-name="T1">автомобилей</text:span>. <text:span text:style-name="T1">Клиент</text:span> оставляет <text:span text:style-name="T1">Заявку</text:span> на <text:span text:style-name="T1">Автомобиль</text:span> конкретной модели, указывая паспортные данные, срок аренды. <text:span text:style-name="T1">Администратор</text:span> оформляет <text:span text:style-name="T1">Заказ</text:span>, выбрав <text:span text:style-name="T1">Автомобиль</text:span>, соответствующий <text:span text:style-name="T1">Заявке</text:span> из списка доступных, после чего <text:span text:style-name="T1">Клиенту</text:span> выставляется <text:span text:style-name="T1">Счет. </text:span>По факту возврата <text:span text:style-name="T1">Администратором</text:span> фиксируется текущее состояние <text:span text:style-name="T1">Автомобиля</text:span>. </text:p>
        </text:list-item>
      </text:list>
      <text:p text:style-name="P12">Вывести список заявок на автомобиль заданной модели.</text:p>
      <text:p text:style-name="P12">Вывести информацию о количестве доступных автомобилей заданной модели.</text:p>
      <text:p text:style-name="P12">Вывести текущее состояние заданного автомобиля.</text:p>
      <text:p text:style-name="P12">Оформить заказ, оплатить счет.</text:p>
      <text:p text:style-name="P12"/>
      <text:list xml:id="list161842691653984" text:continue-numbering="true" text:style-name="WW8Num1">
        <text:list-item>
          <text:p text:style-name="P7"><text:span text:style-name="T1">Скачки. Клиент </text:span>может<text:span text:style-name="T1"> </text:span>делать <text:span text:style-name="T1">Ставки</text:span> на разных <text:span text:style-name="T1">Лошадей</text:span> <text:span text:style-name="T1">Забега</text:span>. <text:span text:style-name="T1">Лошадь</text:span> не может участвовать в нескольких <text:span text:style-name="T1">Забегах</text:span> в один день. <text:span text:style-name="T1">Администратор</text:span> фиксирует список, состав и результаты <text:span text:style-name="T1">Забегов</text:span> на день. </text:p>
        </text:list-item>
      </text:list>
      <text:p text:style-name="P10">Вывести список лошадей заданного забега.</text:p>
      <text:p text:style-name="P10">Вывести список забегов на указанную дату.</text:p>
      <text:p text:style-name="P10">Вывести список выигравших клиентов забега.</text:p>
      <text:p text:style-name="P10">Зафиксировать состав и результаты забега.</text:p>
      <text:p text:style-name="P3"/>
      <text:list xml:id="list161843950210883" text:continue-numbering="true" text:style-name="WW8Num1">
        <text:list-item>
          <text:p text:style-name="P7"><text:span text:style-name="T1">Тестирование</text:span>. <text:span text:style-name="T1">Тьютор</text:span> создает <text:span text:style-name="T1">Тест</text:span> из нескольких <text:span text:style-name="T1">Вопросов</text:span> закрытого типа (выбор одного или более вариантов из N предложенных) по определенному <text:span text:style-name="T1">Предмету</text:span>. <text:span text:style-name="T1">Тьютор</text:span> назначает Тест <text:span text:style-name="T1">Студенту. Студент </text:span>просматривает список доступных<text:span text:style-name="T1"> Тестов,</text:span> отвечает на <text:span text:style-name="T1">Вопросы</text:span>. Система подсчитывает результаты, заносит их в <text:span text:style-name="T1">Ведомость</text:span>.</text:p>
        </text:list-item>
      </text:list>
      <text:p text:style-name="P13">Вывести список доступных тестов.</text:p>
      <text:p text:style-name="P13">Вывести список вопросов теста.</text:p>
      <text:p text:style-name="P13">Вывести результаты теста заданного студента.</text:p>
      <text:p text:style-name="P13">Назначить тест студенту, пройти тест, записать результаты теста (просуммировать результат ответа на каждый вопрос теста).</text:p>
      <text:p text:style-name="P13"/>
      <text:list xml:id="list161844192541913" text:continue-numbering="true" text:style-name="WW8Num1">
        <text:list-item>
          <text:p text:style-name="P7"><text:span text:style-name="T1">Кофе-машина</text:span>. <text:span text:style-name="T1">Пользователь</text:span> обладает <text:span text:style-name="T1">Счетом</text:span>. <text:span text:style-name="T1">Кофе-машина</text:span> содержит набор <text:span text:style-name="T1">Напитков</text:span>, с заданным числом порций и дополнительных <text:span text:style-name="T1">Ингредиентов</text:span>. <text:soft-page-break/><text:span text:style-name="T1">Пользователь</text:span> может купить один или несколько <text:span text:style-name="T1">Напитков</text:span>. <text:span text:style-name="T1">Администратор Кофе-машины</text:span> осуществляет ее наполнение.</text:p>
        </text:list-item>
      </text:list>
      <text:p text:style-name="P14">Вывести список доступных напитков.</text:p>
      <text:p text:style-name="P14">Вывести список доступных ингредиентов.</text:p>
      <text:p text:style-name="P14">Вывести сумму счета заданного пользователя.</text:p>
      <text:p text:style-name="P14">Наполнить кофе-машину, купить напиток (напитки).</text:p>
      <text:p text:style-name="P3"/>
      <text:list xml:id="list161843012671273" text:continue-numbering="true" text:style-name="WW8Num1">
        <text:list-item>
          <text:p text:style-name="P7"><text:span text:style-name="T1">Парк</text:span>. <text:span text:style-name="T1">Владелец</text:span> парка дает указания <text:span text:style-name="T1">Леснику</text:span> о высадке (лечении, художественной обработке, уничтожении) <text:span text:style-name="T1">Растений</text:span>. <text:span text:style-name="T1">Лесник</text:span> отчитывается о выполнении. <text:span text:style-name="T1">Владелец</text:span> просматривает результаты и подтверждает исполнение.</text:p>
        </text:list-item>
      </text:list>
      <text:p text:style-name="P14">Вывести список имеющихся в парке растений.</text:p>
      <text:p text:style-name="P14">Вывести список возможных действий с растениями..</text:p>
      <text:p text:style-name="P14">Вывести список заданий для лесника.</text:p>
      <text:p text:style-name="P14">Назначить задание леснику, записать результаты выполнения задания.</text:p>
      <text:p text:style-name="P12"/>
      <text:list xml:id="list161843049188168" text:continue-numbering="true" text:style-name="WW8Num1">
        <text:list-item>
          <text:p text:style-name="P7"><text:span text:style-name="T1">Турагентство</text:span>. <text:span text:style-name="T1">Клиент</text:span> выбирает и оплачивает <text:span text:style-name="T1">Тур</text:span> (отдых, экскурсия, шоппинг). <text:span text:style-name="T1">Турагент</text:span> имеет возможность определить тур как горящий, размер скидки постоянным клиентам.</text:p>
        </text:list-item>
      </text:list>
      <text:p text:style-name="P14">Вывести информацию обо всех турах агентства.</text:p>
      <text:p text:style-name="P14">Вывести информацию обо всех заказах заданного клиента.</text:p>
      <text:p text:style-name="P14">Вывести информацию о горящих турах заданного типа.</text:p>
      <text:p text:style-name="P14">Сделать заказ тура, установить скидку клиенту, имеющему более <text:span text:style-name="T6">N</text:span> оплаченных заказов.</text:p>
      <text:p text:style-name="P14"/>
      <text:p text:style-name="P14">21. Система <text:span text:style-name="T1">Команда разработчиков</text:span>. <text:span text:style-name="T1">Заказчик</text:span> представляет техническое задание (ТЗ), в котором перечислен перечень <text:span text:style-name="T1">Работ</text:span> с указанием квалификации и количества требуемых специалистов. <text:span text:style-name="T1">Менеджер</text:span> рассматривает ТЗ и оформляет <text:span text:style-name="T1">Проект</text:span>, назначая на него незанятых <text:span text:style-name="T1">Разработчиков</text:span> требуемой квалификации, после чего рассчитывается стоимость <text:span text:style-name="T1">Проекта</text:span> и <text:span text:style-name="T1">Заказчику</text:span> выставляется <text:span text:style-name="T1">Счет</text:span>. <text:span text:style-name="T1">Разработчик</text:span> имеет возможность отметить количество часов, затраченных на работу над проектом.</text:p>
      <text:p text:style-name="P14">Вывести информацию обо всех проектах для заданного заказчика.</text:p>
      <text:p text:style-name="P14">Вывести информацию <text:s/>обо всех разработчиках команды.</text:p>
      <text:p text:style-name="P14">Вывести информацию о разработчиках по заданному проекту.</text:p>
      <text:p text:style-name="P14">Назначить разработчика на проект, <text:s/>оплатить счет.</text:p>
      <text:p text:style-name="P14"/>
      <text:p text:style-name="P14">22. <text:span text:style-name="T1">Видеотека</text:span>. В БД хранится информация о видеотеке: фильмы, актеры, режиссеры. Для <text:span text:style-name="T1">фильмов</text:span> необходимо хранить: название, <text:s/>имена актеров, дату выхода; <text:s/>страну, в которой выпущен фильм, рейтинг. <text:s/>Для <text:span text:style-name="T1">актеров</text:span> и <text:span text:style-name="T1">режиссеров</text:span> необходимо хранить: <text:s/>ФИО; <text:s/>дату рождения. Администратор обновляет информацию о рейтинге фильмов</text:p>
      <text:p text:style-name="P14">Вывести информацию об актерах, снимавшихся в заданном фильме, информацию о фильмах с наивысшим рейтингом.</text:p>
      <text:p text:style-name="P14">Вывести информацию об актерах, снимавшихся как минимум в N фильмах.</text:p>
      <text:p text:style-name="P14"><text:s/>Вывести информацию об актерах, которые были режиссерами хотя бы одного из фильмов.</text:p>
      <text:p text:style-name="P14">Добавить новый фильм, удалить все фильмы, дата выхода которых была более заданного числа лет назад.</text:p>
      <text:p text:style-name="P14"/>
      <text:p text:style-name="P14">23. <text:span text:style-name="T1">Расписание занятий</text:span>. В БД хранится информация о <text:span text:style-name="T1">преподавателях</text:span>, проводимых ими <text:span text:style-name="T1">занятиях </text:span>по<text:span text:style-name="T1"> дисциплинам</text:span> и студенческих <text:span text:style-name="T1">группах</text:span>, посещающих занятия. Для <text:span text:style-name="T1">занятий</text:span> необходимо хранить: название; время проведения (день недели); аудитории, в которых проводятся занятия. Для <text:span text:style-name="T1">преподавателей</text:span> необходимо хранить: ФИО; <text:s/><text:span text:style-name="T1">дисциплины</text:span>, которые он ведет. Для <text:span text:style-name="T1">группы</text:span> необходимо хранить количество студентов и дисциплины, которые группа посещает. Для дисциплины – название и количество часов.</text:p>
      <text:p text:style-name="P14"><text:soft-page-break/><text:s/>Вывести информацию о преподавателях, работающих в заданный день недели в заданной аудитории.</text:p>
      <text:p text:style-name="P14"><text:s/>Вывести список дисциплин заданной группы.</text:p>
      <text:p text:style-name="P14">Вывести дни недели, в которых занято заданное количество аудиторий.</text:p>
      <text:p text:style-name="P14">Назначить преподавателя на дисциплину, перенести первые занятия заданных дней недели на последнее место.</text:p>
      <text:p text:style-name="P14"/>
      <text:p text:style-name="P14">24. <text:span text:style-name="T1">Погода</text:span>. В БД хранится информация о <text:span text:style-name="T1">погоде</text:span> в различных <text:span text:style-name="T1">регионах</text:span>. <text:s/>Для <text:span text:style-name="T1">погоды</text:span> необходимо хранить: регион; дату; температуру; осадки. Для <text:span text:style-name="T1">регионов</text:span> необходимо хранить: название; площадь; <text:span text:style-name="T1">тип</text:span> жителей. Для <text:span text:style-name="T1">типов</text:span> жителей необходимо хранить:</text:p>
      <text:p text:style-name="P14">название; язык общения, количество.</text:p>
      <text:p text:style-name="P14">Вывести сведения о погоде в заданном регионе.</text:p>
      <text:p text:style-name="P14">Вывести даты, когда в заданном регионе шел снег и температура была ниже заданной отрицательной.</text:p>
      <text:p text:style-name="P14">Вывести информацию о погоде за прошедшую неделю в регионах, жители которых общаются на заданном языке.</text:p>
      <text:p text:style-name="P14">Обновить информацию о погоде для заданного региона, добавить новый регион. </text:p>
      <text:p text:style-name="P14"/>
      <text:p text:style-name="P14">25. Система <text:span text:style-name="T1">LowCost-Авиакомпания</text:span>. <text:span text:style-name="T1">Клиент</text:span> заказывает и оплачивает <text:span text:style-name="T1">Билет</text:span> на <text:span text:style-name="T1">Рейс</text:span> с учетом наличия\отсутствия багажа и права первоочередной регистрации и посадки (Цена Билета может быть ниже стоимости провоза багажа). С приближением даты <text:span text:style-name="T1">Рейса</text:span> или наполнением самолета, цена на <text:span text:style-name="T1">Билет</text:span> может повышаться.</text:p>
      <text:p text:style-name="P14">Вывести количество билетов на заданный рейс.</text:p>
      <text:p text:style-name="P14">Вывести допустимый размер багажа и стоимость провоза багажа на заданный рейс.</text:p>
      <text:p text:style-name="P14">Вывести процент увеличения стоимости билета на заданный рейс перед датой вылета по сравнению с первоначальной стоимостью. </text:p>
      <text:p text:style-name="P14">Добавить рейс в систему, обновить информацию о количестве свободных мест на рейс.</text:p>
      <text:p text:style-name="P14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  <style:text-properties fo:color="#000000" loext:opacity="100%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fo:font-size="11pt" fo:font-weight="normal" style:font-size-asian="11pt" style:font-weight-asian="normal" style:font-size-complex="11pt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6in" fo:text-indent="-0.2366in" fo:margin-left="0.2366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3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4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Лабораторная работа №1</dc:title>
    <dc:subject/>
    <meta:keyword/>
    <dc:description/>
    <meta:initial-creator>VA</meta:initial-creator>
    <meta:creation-date>2013-02-26T15:30:00</meta:creation-date>
    <dc:date>2023-02-07T16:18:42.317312797</dc:date>
    <meta:editing-cycles>24</meta:editing-cycles>
    <meta:editing-duration>PT6H19M52S</meta:editing-duration>
    <meta:document-statistic meta:table-count="1" meta:image-count="0" meta:object-count="0" meta:page-count="6" meta:paragraph-count="158" meta:word-count="1804" meta:character-count="14296" meta:non-whitespace-character-count="12631"/>
    <meta:generator>LibreOffice/7.3.7.2$Linux_X86_64 LibreOffice_project/30$Build-2</meta:generator>
  </office:meta>
</office:document-meta>
</file>